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3" style:parent-style-name="Title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4" style:parent-style-name="Title" style:family="paragraph">
      <style:paragraph-properties fo:text-align="center"/>
    </style:style>
    <style:style style:name="P5" style:parent-style-name="Title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style:font-name="Segoe UI" style:font-name-complex="Segoe UI" fo:font-weight="bold" style:font-weight-asian="bold" style:font-weight-complex="bold" fo:color="#1D2125" fo:font-size="21pt" style:font-size-asian="21pt" style:font-size-complex="21pt" fo:background-color="#FFFFFF"/>
    </style:style>
    <style:style style:name="T9" style:parent-style-name="DefaultParagraphFont" style:family="text">
      <style:text-properties style:font-name="Segoe UI" style:font-name-complex="Segoe UI" fo:font-weight="bold" style:font-weight-asian="bold" fo:color="#1D2125" fo:font-size="21pt" style:font-size-asian="21pt" style:font-size-complex="21pt" fo:background-color="#FFFFFF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2" style:parent-style-name="Standard" style:family="paragraph">
      <style:paragraph-properties fo:line-height="115%"/>
      <style:text-properties fo:font-weight="bold" style:font-weight-asian="bold" style:font-weight-complex="bold" fo:font-size="20pt" style:font-size-asian="20pt" style:font-size-complex="20pt"/>
    </style:style>
    <style:style style:name="P23" style:parent-style-name="Standard" style:family="paragraph">
      <style:paragraph-properties fo:line-height="115%"/>
    </style:style>
    <style:style style:name="T2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25" style:parent-style-name="Standard" style:family="paragraph">
      <style:paragraph-properties fo:line-height="115%">
        <style:tab-stops>
          <style:tab-stop style:type="left" style:position="6.7416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26" style:parent-style-name="Standard" style:family="paragraph">
      <style:paragraph-properties fo:line-height="115%">
        <style:tab-stops>
          <style:tab-stop style:type="left" style:position="6.7416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27" style:parent-style-name="Normal" style:family="paragraph">
      <style:paragraph-properties fo:text-align="center" style:vertical-align="auto"/>
      <style:text-properties fo:hyphenate="true"/>
    </style:style>
    <style:style style:name="T28" style:parent-style-name="Strong" style:family="text"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US" style:language-complex="ar" style:country-complex="SA"/>
    </style:style>
    <style:style style:name="P29" style:parent-style-name="Normal" style:family="paragraph">
      <style:paragraph-properties fo:text-align="center" style:vertical-align="auto"/>
      <style:text-properties fo:hyphenate="true"/>
    </style:style>
    <style:style style:name="T30" style:parent-style-name="Strong" style:family="text"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US" style:language-complex="ar" style:country-complex="SA"/>
    </style:style>
    <style:style style:name="P3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32" style:parent-style-name="Normal" style:family="paragraph">
      <style:paragraph-properties style:vertical-align="auto"/>
      <style:text-properties fo:hyphenate="true"/>
    </style:style>
    <style:style style:name="P3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3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T35" style:parent-style-name="Strong" style:family="text">
      <style:text-properties fo:font-weight="normal" style:font-weight-asian="normal"/>
    </style:style>
    <style:style style:name="P36" style:parent-style-name="NormalWeb" style:family="paragraph"/>
    <style:style style:name="P37" style:parent-style-name="NormalWeb" style:family="paragraph"/>
    <style:style style:name="P38" style:parent-style-name="NormalWeb" style:family="paragraph"/>
    <style:style style:name="P39" style:parent-style-name="NormalWeb" style:family="paragraph"/>
    <style:style style:name="P40" style:parent-style-name="NormalWeb" style:family="paragraph"/>
    <style:style style:name="T41" style:parent-style-name="Strong" style:family="text">
      <style:text-properties fo:font-weight="normal" style:font-weight-asian="normal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Strong" style:family="text">
      <style:text-properties fo:font-weight="normal" style:font-weight-asian="normal"/>
    </style:style>
    <style:style style:name="P44" style:parent-style-name="NormalWeb" style:family="paragraph"/>
    <style:style style:name="T45" style:parent-style-name="Strong" style:family="text">
      <style:text-properties fo:font-weight="normal" style:font-weight-asian="normal"/>
    </style:style>
    <style:style style:name="P46" style:parent-style-name="NormalWeb" style:family="paragraph"/>
    <style:style style:name="T47" style:parent-style-name="Strong" style:family="text">
      <style:text-properties fo:font-weight="normal" style:font-weight-asian="normal"/>
    </style:style>
    <style:style style:name="T48" style:parent-style-name="Strong" style:family="text">
      <style:text-properties fo:font-weight="normal" style:font-weight-asian="normal"/>
    </style:style>
    <style:style style:name="P49" style:parent-style-name="NormalWeb" style:family="paragraph"/>
    <style:style style:name="T50" style:parent-style-name="Strong" style:family="text">
      <style:text-properties fo:font-weight="normal" style:font-weight-asian="normal"/>
    </style:style>
    <style:style style:name="T51" style:parent-style-name="Strong" style:family="text">
      <style:text-properties fo:font-weight="normal" style:font-weight-asian="normal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Strong" style:family="text">
      <style:text-properties fo:font-weight="normal" style:font-weight-asian="normal"/>
    </style:style>
    <style:style style:name="T54" style:parent-style-name="Strong" style:family="text">
      <style:text-properties fo:font-weight="normal" style:font-weight-asian="normal"/>
    </style:style>
    <style:style style:name="T55" style:parent-style-name="Strong" style:family="text">
      <style:text-properties fo:font-weight="normal" style:font-weight-asian="normal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Strong" style:family="text">
      <style:text-properties fo:font-weight="normal" style:font-weight-asian="normal"/>
    </style:style>
    <style:style style:name="T58" style:parent-style-name="Strong" style:family="text">
      <style:text-properties fo:font-weight="normal" style:font-weight-asian="normal"/>
    </style:style>
    <style:style style:name="P5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6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6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6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6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6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65" style:parent-style-name="Normal" style:family="paragraph">
      <style:paragraph-properties style:vertical-align="auto" fo:margin-top="0.0694in" fo:margin-bottom="0.0694in"/>
      <style:text-properties fo:hyphenate="true"/>
    </style:style>
    <style:style style:name="T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/>
    </style:style>
    <style:style style:name="P6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P68" style:parent-style-name="Normal" style:family="paragraph">
      <style:paragraph-properties style:vertical-align="auto" fo:margin-top="0.0694in" fo:margin-bottom="0.0694in"/>
      <style:text-properties fo:hyphenate="true"/>
    </style:style>
    <style:style style:name="T6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70" style:parent-style-name="DefaultParagraphFont" style:family="text">
      <style:text-properties style:font-name="Times New Roman" style:font-name-asian="Times New Roman" style:font-name-complex="Times New Roman" style:font-weight-complex="bold" style:letter-kerning="false" style:language-asian="en" style:country-asian="US" style:language-complex="ar" style:country-complex="SA"/>
    </style:style>
    <style:style style:name="T7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7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7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7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7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7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7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P78" style:parent-style-name="Normal" style:family="paragraph">
      <style:paragraph-properties style:vertical-align="auto" fo:margin-top="0.0694in" fo:margin-bottom="0.0694in"/>
      <style:text-properties fo:hyphenate="true"/>
    </style:style>
    <style:style style:name="T7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80" style:parent-style-name="DefaultParagraphFont" style:family="text">
      <style:text-properties style:font-name="Times New Roman" style:font-name-asian="Times New Roman" style:font-name-complex="Times New Roman" style:font-weight-complex="bold" style:letter-kerning="false" style:language-asian="en" style:country-asian="US" style:language-complex="ar" style:country-complex="SA"/>
    </style:style>
    <style:style style:name="T8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8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8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8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P85" style:parent-style-name="Normal" style:family="paragraph">
      <style:paragraph-properties style:vertical-align="auto" fo:margin-top="0.0694in" fo:margin-bottom="0.0694in"/>
      <style:text-properties fo:hyphenate="true"/>
    </style:style>
    <style:style style:name="T8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87" style:parent-style-name="DefaultParagraphFont" style:family="text">
      <style:text-properties style:font-name="Times New Roman" style:font-name-asian="Times New Roman" style:font-name-complex="Times New Roman" style:font-weight-complex="bold" style:letter-kerning="false" style:language-asian="en" style:country-asian="US" style:language-complex="ar" style:country-complex="SA"/>
    </style:style>
    <style:style style:name="T8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8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9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9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9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9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9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P95" style:parent-style-name="Normal" style:family="paragraph">
      <style:paragraph-properties style:vertical-align="auto" fo:margin-top="0.0694in" fo:margin-bottom="0.0694in"/>
      <style:text-properties fo:hyphenate="true"/>
    </style:style>
    <style:style style:name="T9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97" style:parent-style-name="DefaultParagraphFont" style:family="text">
      <style:text-properties style:font-name="Times New Roman" style:font-name-asian="Times New Roman" style:font-name-complex="Times New Roman" style:font-weight-complex="bold" style:letter-kerning="false" style:language-asian="en" style:country-asian="US" style:language-complex="ar" style:country-complex="SA"/>
    </style:style>
    <style:style style:name="T9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9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0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0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P102" style:parent-style-name="Normal" style:family="paragraph">
      <style:paragraph-properties style:vertical-align="auto" fo:margin-top="0.0694in" fo:margin-bottom="0.0694in"/>
      <style:text-properties fo:hyphenate="true"/>
    </style:style>
    <style:style style:name="T10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04" style:parent-style-name="DefaultParagraphFont" style:family="text">
      <style:text-properties style:font-name="Times New Roman" style:font-name-asian="Times New Roman" style:font-name-complex="Times New Roman" style:font-weight-complex="bold" style:letter-kerning="false" style:language-asian="en" style:country-asian="US" style:language-complex="ar" style:country-complex="SA"/>
    </style:style>
    <style:style style:name="T10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0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0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0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P109" style:parent-style-name="Normal" style:family="paragraph">
      <style:paragraph-properties style:vertical-align="auto" fo:margin-top="0.0694in" fo:margin-bottom="0.0694in"/>
      <style:text-properties fo:hyphenate="true"/>
    </style:style>
    <style:style style:name="T11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11" style:parent-style-name="DefaultParagraphFont" style:family="text">
      <style:text-properties style:font-name="Times New Roman" style:font-name-asian="Times New Roman" style:font-name-complex="Times New Roman" style:font-weight-complex="bold" style:letter-kerning="false" style:language-asian="en" style:country-asian="US" style:language-complex="ar" style:country-complex="SA"/>
    </style:style>
    <style:style style:name="T11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1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114" style:parent-style-name="Strong" style:family="text">
      <style:text-properties style:font-name="Times New Roman" style:font-name-complex="Times New Roman" style:font-weight-complex="normal" style:use-window-font-color="true" fo:font-size="13.5pt" style:font-size-asian="13.5pt" style:font-size-complex="13.5pt"/>
    </style:style>
    <style:style style:name="P115" style:parent-style-name="NormalWeb" style:family="paragraph"/>
    <style:style style:name="P116" style:parent-style-name="NormalWeb" style:family="paragraph"/>
    <style:style style:name="P117" style:parent-style-name="NormalWeb" style:family="paragraph"/>
    <style:style style:name="P118" style:parent-style-name="NormalWeb" style:family="paragraph"/>
    <style:style style:name="P119" style:parent-style-name="NormalWeb" style:family="paragraph"/>
  </office:automatic-styles>
  <office:body>
    <office:text text:use-soft-page-breaks="true">
      <text:p text:style-name="P1">The Open University of Sri Lanka Department of Electrical and Computer Engineering Bachelor of Software Engineering Honors</text:p>
      <text:p text:style-name="P2"/>
      <text:p text:style-name="P3"><text:s text:c="2"/>EEX5362 Performance Modelling</text:p>
      <text:p text:style-name="P4"/>
      <text:p text:style-name="P5"><text:s text:c="4"/></text:p>
      <text:p text:style-name="P6"/>
      <text:p text:style-name="P7"><text:span text:style-name="T8"> </text:span><text:span text:style-name="T9">Deliverable 01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Name: M.N.Thasneem Mohamed</text:p>
      <text:p text:style-name="P23"><text:span text:style-name="T24">Reg.number: 122516739</text:span></text:p>
      <text:p text:style-name="P25">s.number: s22009916</text:p>
      <text:p text:style-name="P26">Date: 31/10/2025<text:line-break/>Due : 01/11/2025</text:p>
      <text:soft-page-break/>
      <text:p text:style-name="P27"><text:span text:style-name="T28">Call Center Queue Management Simulation</text:span></text:p>
      <text:p text:style-name="P29"><text:span text:style-name="T30"><text:line-break/></text:span></text:p>
      <text:p text:style-name="P31">GitHub Link:</text:p>
      <text:p text:style-name="P32"><text:a xlink:href="https://github.com/thasneem4work12/EEX5362_MiniProject.git" office:target-frame-name="_top" xlink:show="replace"><text:span text:style-name="Hyperlink">https://github.com/thasneem4work12/EEX5362_MiniProject.git</text:span></text:a><text:s/></text:p>
      <text:p text:style-name="P33"/>
      <text:p text:style-name="P34">Description:</text:p>
      <text:p text:style-name="NormalWeb">The dataset represents operational data from a<text:s/><text:span text:style-name="T35">Call Center Queue System</text:span>, capturing key metrics that reflect customer service performance. Each record corresponds to a single customer<text:s/>call handled by the call center.</text:p>
      <text:p text:style-name="NormalWeb">The dataset includes five primary attributes:</text:p>
      <text:list text:style-name="LFO1" text:continue-numbering="true">
        <text:list-item>
          <text:p text:style-name="P36"><text:span text:style-name="Strong">Call ID:</text:span><text:s/>A unique identifier assigned to each incoming call.</text:p>
        </text:list-item>
        <text:list-item>
          <text:p text:style-name="P37"><text:span text:style-name="Strong">Arrival Time:</text:span><text:s/>The time at which the customer’s call entered the system. This helps to analyze call patterns and peak hours.</text:p>
        </text:list-item>
        <text:list-item>
          <text:p text:style-name="P38"><text:span text:style-name="Strong">Service Time:</text:span><text:s/>The total time an agent spent attending to the customer, indicating how long the call took to resolve.</text:p>
        </text:list-item>
        <text:list-item>
          <text:p text:style-name="P39"><text:span text:style-name="Strong">Wait Time:</text:span><text:s/>The duration the customer waited before being connected to an agent. High wait times may suggest system congestion or insufficient staffing.</text:p>
        </text:list-item>
        <text:list-item>
          <text:p text:style-name="P40"><text:span text:style-name="Strong">Status:</text:span><text:s/>The final state of the call (e.g.,<text:s/><text:span text:style-name="Emphasis">Answered</text:span><text:s/>or<text:s/><text:span text:style-name="Emphasis">Missed</text:span>), providing insights into service success and missed opportunities.</text:p>
        </text:list-item>
      </text:list>
      <text:p text:style-name="NormalWeb">This dataset is ideal for evaluating<text:s/><text:span text:style-name="T41">queue performance, customer experience and agent efficiency</text:span><text:span text:style-name="T42">.</text:span><text:s/>It allows for modeling metrics such as<text:s/><text:span text:style-name="T43">average waiting time, throughput, service utilization and bottlenecks</text:span><text:s/>in the call handling process.</text:p>
      <text:p text:style-name="NormalWeb">The call center dataset provides a clear view of how efficiently incoming customer requests are being handled. By analyzing<text:s/>patterns in arrival, service, and waiting times, one can identify performance gaps and opportunities for optimization.</text:p>
      <text:p text:style-name="NormalWeb">The dataset supports the development of models to:</text:p>
      <text:list text:style-name="LFO2" text:continue-numbering="true">
        <text:list-item>
          <text:p text:style-name="P44">Detect<text:s/><text:span text:style-name="T45">peak demand periods</text:span><text:s/>where additional staffing may be required.</text:p>
        </text:list-item>
        <text:list-item>
          <text:p text:style-name="P46">Measure<text:s/><text:span text:style-name="T47">service</text:span><text:span text:style-name="T48"><text:s/>efficiency</text:span><text:s/>through average service times and variance.</text:p>
        </text:list-item>
        <text:list-item>
          <text:p text:style-name="P49">Improve<text:s/><text:span text:style-name="T50">customer satisfaction</text:span><text:s/>by reducing wait times and missed calls.</text:p>
        </text:list-item>
      </text:list>
      <text:p text:style-name="NormalWeb">Overall, this dataset serves as a reliable foundation for studying<text:s/><text:span text:style-name="T51">queue dynamics</text:span><text:span text:style-name="T52">,<text:s/></text:span><text:span text:style-name="T53">resource<text:s/></text:span><text:span text:style-name="T54"><text:line-break/></text:span><text:span text:style-name="T55">allocation</text:span><text:s/>and<text:span text:style-name="T56"><text:s/></text:span><text:span text:style-name="T57">system performance<text:s/></text:span><text:span text:style-name="T58">optimization</text:span><text:s/>in a real-world service environment.</text:p>
      <text:p text:style-name="P59"/>
      <text:p text:style-name="P60"/>
      <text:p text:style-name="P61"/>
      <text:p text:style-name="P62"/>
      <text:p text:style-name="P63"/>
      <text:p text:style-name="P64"/>
      <text:soft-page-break/>
      <text:p text:style-name="P65"><text:span text:style-name="T66">Key Measurable Characteristics:</text:span></text:p>
      <text:p text:style-name="P67">1. Call Arrival Rate</text:p>
      <text:p text:style-name="P68"><text:span text:style-name="T69">This means<text:s/></text:span><text:span text:style-name="T70">how often customers call</text:span><text:span text:style-name="T71">.</text:span><text:span text:style-name="T72"><text:line-break/></text:span><text:span text:style-name="T73">If more people call quickly high arrival rate, the queue grows faster.</text:span><text:span text:style-name="T74"><text:line-break/></text:span><text:span text:style-name="T75">If fewer people call, the queue stays<text:s/></text:span><text:span text:style-name="T76">short.</text:span></text:p>
      <text:p text:style-name="P77">2. Service Time per Call</text:p>
      <text:p text:style-name="P78"><text:span text:style-name="T79">This means<text:s/></text:span><text:span text:style-name="T80">how long each call takes</text:span><text:span text:style-name="T81">.</text:span><text:span text:style-name="T82"><text:line-break/></text:span><text:span text:style-name="T83">If each call takes longer, fewer calls can be finished and the queue becomes longer.</text:span></text:p>
      <text:p text:style-name="P84">3. Number of Available Agents</text:p>
      <text:p text:style-name="P85"><text:span text:style-name="T86">This means<text:s/></text:span><text:span text:style-name="T87">how many staff members</text:span><text:span text:style-name="T88"><text:s/>are ready to take calls.</text:span><text:span text:style-name="T89"><text:line-break/></text:span><text:span text:style-name="T90">More agents =</text:span><text:span text:style-name="T91"><text:s/>faster service but higher cost.</text:span><text:span text:style-name="T92"><text:line-break/></text:span><text:span text:style-name="T93">Fewer agents = long queues and slow service.</text:span></text:p>
      <text:p text:style-name="P94">4. Average Waiting Time</text:p>
      <text:p text:style-name="P95"><text:span text:style-name="T96">This means<text:s/></text:span><text:span text:style-name="T97">how long customers wait</text:span><text:span text:style-name="T98"><text:s/>before an agent answers.</text:span><text:span text:style-name="T99"><text:line-break/></text:span><text:span text:style-name="T100">Shorter wait = happy customers and Longer wait = unhappy customers</text:span></text:p>
      <text:p text:style-name="P101">5. Throughput Total Calls Served</text:p>
      <text:p text:style-name="P102"><text:span text:style-name="T103">This shows<text:s/></text:span><text:span text:style-name="T104">how many customers were helped</text:span><text:span text:style-name="T105"><text:s/>during the simulation.</text:span><text:span text:style-name="T106"><text:line-break/></text:span><text:span text:style-name="T107">Higher throughput means the call center worked better.</text:span></text:p>
      <text:p text:style-name="P108">6. Agent Utilization</text:p>
      <text:p text:style-name="P109"><text:span text:style-name="T110">This shows<text:s/></text:span><text:span text:style-name="T111">how busy the agents were</text:span><text:span text:style-name="T112"><text:s/>during the simulation.</text:span></text:p>
      <text:p text:style-name="P113">If utilization is too high agents are overworked.<text:s/>Low means too many agents are waiting with no calls.<text:line-break/></text:p>
      <text:h text:style-name="Heading3" text:outline-level="3"><text:span text:style-name="T114">Performance Objectives:</text:span></text:h>
      <text:list text:style-name="LFO3" text:continue-numbering="true">
        <text:list-item>
          <text:p text:style-name="P115"><text:span text:style-name="Strong">Minimizing Average Waiting Time</text:span><text:line-break/>Reduce the time customers wait before an agent answers their call. Shorter waiting times lead to happier customers and a better overall experience.</text:p>
        </text:list-item>
        <text:list-item>
          <text:p text:style-name="P116"><text:span text:style-name="Strong">Maximizing Call Handling Throughput</text:span><text:line-break/>Increase the number of calls successfully answered within a given time period. Higher throughput means the system can handle more customers efficiently.</text:p>
        </text:list-item>
        <text:list-item>
          <text:p text:style-name="P117"><text:span text:style-name="Strong">Reducing Abandoned Calls</text:span><text:line-break/>Lower the number of customers who hang up before speaking to an agent. This helps improve customer satisfaction and service reliability.</text:p>
        </text:list-item>
        <text:list-item>
          <text:p text:style-name="P118"><text:span text:style-name="Strong">Optimizing Agent Utilization</text:span><text:line-break/>Ensure agents are neither overworked nor idle. The goal is to balance workloads so that<text:s/><text:line-break/>resources are used efficiently without affecting service quality.</text:p>
        </text:list-item>
        <text:list-item>
          <text:p text:style-name="P119"><text:span text:style-name="Strong">Identifying Performance Bottlenecks</text:span><text:line-break/>Detect points in the system like limited agents or long service times that cause delays or lower performance. This helps plan improvements such as adding staff or changing processes.</text:p>
        </text:list-item>
      </text:list>
      <text:p text:style-name="NormalWeb"><text:line-break/>These objectives will help evaluate how the system performs under different conditions and guide<text:s/><text:line-break/>improvements in efficiency, service quality and resource manage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E74B5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E74B5" style:font-size-complex="10.5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ListParagraph" style:display-name="List Paragraph" style:family="paragraph" style:parent-style-name="Normal">
      <style:paragraph-properties fo:widows="0" fo:orphans="0" style:text-autospace="none" style:vertical-align="auto" fo:margin-top="0.0236in" fo:margin-left="1.0708in" fo:text-indent="-0.2506in">
        <style:tab-stops/>
      </style:paragraph-properties>
      <style:text-properties style:font-name="Calibri" style:font-name-asian="Calibri" style:font-name-complex="Calibri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itle" style:display-name="Title" style:family="paragraph" style:parent-style-name="Normal">
      <style:paragraph-properties fo:widows="0" fo:orphans="0" style:text-autospace="none" style:vertical-align="auto" fo:margin-top="0.0902in" fo:margin-left="0.5701in" fo:margin-right="0.7076in">
        <style:tab-stops/>
      </style:paragraph-properties>
      <style:text-properties style:font-name="Calibri" style:font-name-asian="Calibri" style:font-name-complex="Calibri" style:letter-kerning="false" fo:font-size="36pt" style:font-size-asian="36pt" style:font-size-complex="36pt" style:language-asian="en" style:country-asian="US" style:language-complex="ar" style:country-complex="SA" fo:hyphenate="true"/>
    </style:style>
    <style:style style:name="TitleChar" style:display-name="Title Char" style:family="text" style:parent-style-name="DefaultParagraphFont">
      <style:text-properties style:font-name="Calibri" style:font-name-asian="Calibri" style:font-name-complex="Calibri" style:letter-kerning="false" fo:font-size="36pt" style:font-size-asian="36pt" style:font-size-complex="36pt" style:language-asian="en" style:country-asian="US" style:language-complex="ar" style:country-complex="SA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style:font-size-complex="10.5pt"/>
    </style:style>
    <style:style style:name="katex-mathml" style:display-name="katex-mathml" style:family="text" style:parent-style-name="DefaultParagraphFont"/>
    <style:style style:name="mord" style:display-name="mord" style:family="text" style:parent-style-name="DefaultParagraphFont"/>
    <style:style style:name="mrel" style:display-name="mrel" style:family="text" style:parent-style-name="DefaultParagraphFont"/>
    <style:style style:name="mbin" style:display-name="mbin" style:family="text" style:parent-style-name="DefaultParagraphFont"/>
    <style:style style:name="vlist-s" style:display-name="vlist-s" style:family="text" style:parent-style-name="DefaultParagraphFont"/>
    <style:style style:name="mspace" style:display-name="mspace" style:family="text" style:parent-style-name="DefaultParagraphFont"/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5B9BD5" style:font-size-complex="10.5pt" fo:hyphenate="false"/>
    </style:style>
    <style:style style:name="IntenseQuoteChar" style:display-name="Intense Quote Char" style:family="text" style:parent-style-name="DefaultParagraphFont">
      <style:text-properties style:font-name-complex="Mangal" fo:font-style="italic" style:font-style-asian="italic" style:font-style-complex="italic" fo:color="#5B9BD5" style:font-size-complex="10.5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E74B5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Mangal" fo:color="#2E74B5" style:font-size-complex="10.5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Mangal" fo:color="#1F4D78" style:font-size-complex="10.5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1F4D78" style:font-size-complex="10.5pt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built_in" style:display-name="hljs-built_i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hasneem</meta:initial-creator>
    <dc:creator>Thasneem</dc:creator>
    <meta:creation-date>2025-10-31T15:44:00Z</meta:creation-date>
    <dc:date>2025-10-31T15:44:00Z</dc:date>
    <meta:print-date>2025-10-31T15:44:00Z</meta:print-date>
    <meta:template xlink:href="Normal" xlink:type="simple"/>
    <meta:editing-cycles>2</meta:editing-cycles>
    <meta:editing-duration>PT0S</meta:editing-duration>
    <meta:user-defined meta:name="GrammarlyDocumentId">83df1927-8d55-43c6-9824-77675cc26f79</meta:user-defined>
    <meta:document-statistic meta:page-count="3" meta:paragraph-count="8" meta:word-count="659" meta:character-count="4409" meta:row-count="31" meta:non-whitespace-character-count="3758"/>
  </office:meta>
</office:document-meta>
</file>